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Source Code Pro Black" svg:font-family="'Source Code Pro Black'" style:font-family-generic="modern" style:font-pitch="fixed"/>
    <style:font-face style:name="Colonna MT" svg:font-family="'Colonna MT'" style:font-family-generic="decorative" style:font-pitch="variable"/>
    <style:font-face style:name="Castellar" svg:font-family="Castellar" style:font-family-generic="roman" style:font-pitch="variable"/>
    <style:font-face style:name="Elephant" svg:font-family="Elephan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1e6a39" draw:marker-start-width="0.321cm" draw:marker-end-width="0.321cm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width="0cm" svg:stroke-color="#1e6a39" draw:marker-start-width="0.321cm" draw:marker-end-width="0.321cm" draw:fill-color="#ffffff" draw:opacity="6%" draw:textarea-horizontal-align="justify" draw:textarea-vertical-align="middle" draw:auto-grow-height="false" fo:min-height="3.382cm" fo:min-width="3.578cm" fo:padding-top="0.165cm" fo:padding-bottom="0.165cm" fo:padding-left="0.29cm" fo:padding-right="0.29cm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Linienspitzen_20_6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>
      <style:graphic-properties draw:stroke="solid" svg:stroke-width="0.081cm" svg:stroke-color="#1e6a39" draw:marker-start-width="0.321cm" draw:marker-end-width="0.321cm" draw:fill="none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loext:graphic-properties draw:fill-color="#ffffff" draw:opacity="6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168253"/>
      <style:paragraph-properties fo:text-align="center" style:writing-mode="lr-tb"/>
    </style:style>
    <style:style style:name="P15" style:family="paragraph">
      <style:paragraph-properties fo:text-align="center"/>
      <style:text-properties fo:color="#ffffff" loext:opacity="100%" style:font-name="Source Code Pro Black" fo:font-weight="bold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style:font-name="Source Code Pro Black" fo:font-size="24pt" fo:font-weight="bold" style:font-size-asian="24pt" style:font-size-complex="2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1cm" svg:height="5.9cm" draw:transform="rotate (1.5707963267949) translate (1.8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svg:x="1.87cm" svg:y="5.655cm" svg:viewBox="0 0 5940 2363" svg:d="M2989 2358c-6 4-12 5-19 5s-14-1-20-5l-2950-1652c303-208 722-382 1220-505 532-132 1136-201 1750-201 615 0 1218 69 1750 201 498 123 917 297 1220 505z">
          <text:p/>
        </draw:path>
        <draw:frame draw:style-name="gr3" draw:text-style-name="P4" draw:layer="layout" svg:width="2.606cm" svg:height="0.823cm" svg:x="1.75cm" svg:y="13.39cm">
          <draw:text-box>
            <text:p text:style-name="P3"><text:span text:style-name="T1">LCARS-C</text:span></text:p>
          </draw:text-box>
        </draw:frame>
        <draw:custom-shape draw:style-name="gr4" draw:text-style-name="P5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1.152cm" svg:height="1.149cm" svg:x="6.4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333cm" svg:y1="4.692cm" svg:x2="6.458cm" svg:y2="4.692cm" draw:start-shape="id1" draw:start-glue-point="10" draw:end-shape="id2" draw:end-glue-point="6" svg:d="M5333 4692h1125" svg:viewBox="0 0 1126 1">
          <text:p/>
        </draw:connector>
        <draw:connector draw:style-name="gr6" draw:text-style-name="P7" draw:layer="layout" draw:type="line" svg:x1="5.165cm" svg:y1="5.098cm" svg:x2="5.876cm" svg:y2="5.717cm" draw:start-shape="id1" draw:start-glue-point="9" draw:end-shape="id3" draw:end-glue-point="5" svg:d="M5165 5098l711 619" svg:viewBox="0 0 712 620">
          <text:p/>
        </draw:connector>
        <draw:custom-shape draw:style-name="gr7" draw:text-style-name="P8" xml:id="id3" draw:id="id3" draw:layer="layout" svg:width="1.152cm" svg:height="1.149cm" svg:x="5.7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1.152cm" svg:height="1.149cm" draw:transform="rotate (0.0466002910282486) translate (4.21cm 6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4.757cm" svg:y1="5.266cm" svg:x2="4.784cm" svg:y2="6.477cm" draw:start-shape="id1" draw:start-glue-point="8" draw:end-shape="id4" draw:end-glue-point="4" svg:d="M4757 5266l27 1211" svg:viewBox="0 0 28 1212">
          <text:p/>
        </draw:connector>
        <draw:custom-shape draw:style-name="gr9" draw:text-style-name="P5" xml:id="id5" draw:id="id5" draw:layer="layout" svg:width="1.153cm" svg:height="1.15cm" svg:x="2.11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4.181cm" svg:y1="4.692cm" svg:x2="3.263cm" svg:y2="4.701cm" draw:start-shape="id1" draw:start-glue-point="6" draw:end-shape="id5" draw:end-glue-point="10" svg:d="M4181 4692l-918 9" svg:viewBox="0 0 919 10">
          <text:p/>
        </draw:connector>
        <draw:g>
          <draw:g>
            <draw:custom-shape draw:style-name="gr11" draw:text-style-name="P9" draw:layer="layout" svg:width="0.563cm" svg:height="0.411cm" svg:x="4.377cm" svg:y="4.45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1" draw:layer="layout" svg:width="0.15cm" svg:height="0.061cm" svg:x="5.004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1" draw:layer="layout" svg:width="0.15cm" svg:height="0.061cm" svg:x="5.004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03cm" svg:height="0.03cm" svg:x="5.065cm" svg:y="4.7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2" draw:layer="layout" svg:width="0.029cm" svg:height="0.03cm" svg:x="5.066cm" svg:y="4.7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9" draw:text-style-name="P13" draw:layer="layout" svg:width="0.046cm" svg:height="0.24cm" svg:x="4.531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3" draw:layer="layout" svg:width="0.048cm" svg:height="0.149cm" svg:x="4.598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3" draw:layer="layout" svg:width="0.046cm" svg:height="0.179cm" svg:x="4.464cm" svg:y="4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3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4" draw:text-style-name="P9" draw:layer="layout" svg:width="0.365cm" svg:height="0.622cm" svg:x="6.099cm" svg:y="5.7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0" draw:layer="layout" svg:width="0.298cm" svg:height="0.528cm" svg:x="6.13cm" svg:y="5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3" draw:layer="layout" svg:width="0.042cm" svg:height="0.241cm" svg:x="6.239cm" svg:y="6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3" draw:layer="layout" svg:width="0.043cm" svg:height="0.15cm" svg:x="6.301cm" svg:y="6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0.042cm" svg:height="0.181cm" svg:x="6.178cm" svg:y="6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0.094cm" svg:height="0.099cm" svg:x="6.175cm" svg:y="5.928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13" draw:layer="layout" svg:width="0.094cm" svg:height="0.098cm" svg:x="6.269cm" svg:y="5.8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9" draw:layer="layout" svg:width="0.8cm" svg:height="0.56cm" svg:x="6.6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0" draw:layer="layout" svg:width="0.705cm" svg:height="0.451cm" svg:x="6.6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3" draw:layer="layout" svg:width="0.067cm" svg:height="0.327cm" svg:x="6.8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66cm" svg:height="0.203cm" svg:x="6.9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3" draw:layer="layout" svg:width="0.066cm" svg:height="0.244cm" svg:x="6.7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0.148cm" svg:height="0.134cm" svg:x="7.1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7" draw:text-style-name="P13" draw:layer="layout" svg:width="0.148cm" svg:height="0.135cm" svg:x="7.1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8" draw:text-style-name="P9" draw:layer="layout" svg:width="0.563cm" svg:height="0.411cm" svg:x="4.439cm" svg:y="6.83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10" draw:layer="layout" svg:width="0.496cm" svg:height="0.332cm" svg:x="4.472cm" svg:y="6.8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9" draw:layer="layout" svg:width="0.231cm" svg:height="0.087cm" draw:transform="skewX (-0.0115191730631626) rotate (-3.13164427685343) translate (4.836cm 7.335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1" draw:text-style-name="P9" draw:layer="layout" svg:width="0.212cm" svg:height="0.452cm" svg:x="5.035cm" svg:y="6.8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11" draw:layer="layout" svg:width="0.15cm" svg:height="0.061cm" svg:x="5.066cm" svg:y="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1" draw:layer="layout" svg:width="0.15cm" svg:height="0.061cm" svg:x="5.066cm" svg:y="7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2" draw:layer="layout" svg:width="0.03cm" svg:height="0.03cm" svg:x="5.127cm" svg:y="7.1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5" draw:text-style-name="P12" draw:layer="layout" svg:width="0.029cm" svg:height="0.03cm" svg:x="5.128cm" svg:y="7.1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6" draw:text-style-name="P13" draw:layer="layout" svg:width="0.046cm" svg:height="0.24cm" svg:x="4.593cm" svg:y="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13" draw:layer="layout" svg:width="0.048cm" svg:height="0.149cm" svg:x="4.66cm" svg:y="7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3" draw:layer="layout" svg:width="0.046cm" svg:height="0.179cm" svg:x="4.526cm" svg:y="6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13" draw:layer="layout" svg:width="0.103cm" svg:height="0.099cm" svg:x="4.782cm" svg:y="6.9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0" draw:text-style-name="P13" draw:layer="layout" svg:width="0.103cm" svg:height="0.099cm" svg:x="4.782cm" svg:y="7.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51" draw:text-style-name="P9" draw:layer="layout" svg:width="0.563cm" svg:height="0.411cm" svg:x="2.274cm" svg:y="4.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0" draw:layer="layout" svg:width="0.496cm" svg:height="0.332cm" svg:x="2.307cm" svg:y="4.5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9" draw:layer="layout" svg:width="0.231cm" svg:height="0.087cm" draw:transform="skewX (-0.0115191730631626) rotate (-3.13164427685343) translate (2.671cm 4.997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4" draw:text-style-name="P9" draw:layer="layout" svg:width="0.212cm" svg:height="0.452cm" svg:x="2.87cm" svg:y="4.5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1" draw:layer="layout" svg:width="0.15cm" svg:height="0.061cm" svg:x="2.901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1" draw:layer="layout" svg:width="0.15cm" svg:height="0.061cm" svg:x="2.901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2" draw:layer="layout" svg:width="0.03cm" svg:height="0.03cm" svg:x="2.962cm" svg:y="4.7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8" draw:text-style-name="P12" draw:layer="layout" svg:width="0.029cm" svg:height="0.03cm" svg:x="2.963cm" svg:y="4.8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9" draw:text-style-name="P13" draw:layer="layout" svg:width="0.046cm" svg:height="0.24cm" svg:x="2.428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048cm" svg:height="0.149cm" svg:x="2.495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3" draw:layer="layout" svg:width="0.046cm" svg:height="0.179cm" svg:x="2.361cm" svg:y="4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3" draw:layer="layout" svg:width="0.103cm" svg:height="0.099cm" svg:x="2.617cm" svg:y="4.603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13" draw:layer="layout" svg:width="0.103cm" svg:height="0.099cm" svg:x="2.617cm" svg:y="4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4" draw:text-style-name="P14" draw:layer="layout" svg:width="6.61cm" svg:height="5.9cm" draw:transform="rotate (1.5707963267949) translate (1.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draw:transform="rotate (-3.14159265358979) translate (7.78882395582786cm 3.73014809763063cm)" svg:viewBox="0 0 5940 2363" svg:d="M2989 2358c-6 4-12 5-19 5s-14-1-20-5l-2950-1652c303-208 722-382 1220-505 532-132 1136-201 1750-201 615 0 1218 69 1750 201 498 123 917 297 1220 505z">
          <text:p/>
        </draw:path>
        <draw:frame draw:style-name="gr65" draw:text-style-name="P16" draw:layer="layout" svg:width="4.577cm" svg:height="1.318cm" svg:x="2.617cm" svg:y="2.456cm">
          <draw:text-box>
            <text:p text:style-name="P15"><text:span text:style-name="T2">LCARS-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Source Code Pro Black" svg:font-family="'Source Code Pro Black'" style:font-family-generic="modern" style:font-pitch="fixed"/>
    <style:font-face style:name="Colonna MT" svg:font-family="'Colonna MT'" style:font-family-generic="decorative" style:font-pitch="variable"/>
    <style:font-face style:name="Castellar" svg:font-family="Castellar" style:font-family-generic="roman" style:font-pitch="variable"/>
    <style:font-face style:name="Elephant" svg:font-family="Elephan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8:31:44.800000000</dc:date>
    <meta:editing-duration>PT59M10S</meta:editing-duration>
    <meta:editing-cycles>15</meta:editing-cycles>
    <meta:generator>LibreOffice/7.0.3.1$Windows_X86_64 LibreOffice_project/d7547858d014d4cf69878db179d326fc3483e082</meta:generator>
    <meta:document-statistic meta:object-count="76"/>
  </office:meta>
</office:document-meta>
</file>